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fo:letter-spacing="normal"/>
    </style:style>
    <style:style style:name="P2" style:family="paragraph" style:parent-style-name="Heading_20_2">
      <loext:graphic-properties draw:fill="solid" draw:fill-color="#e8f5e9" draw:opacity="100%"/>
      <style:paragraph-properties fo:margin-left="0cm" fo:margin-right="0cm" fo:margin-top="1.323cm" fo:margin-bottom="0.247cm" style:contextual-spacing="false" fo:text-align="left" style:justify-single-word="false" fo:text-indent="0cm" style:auto-text-indent="false" fo:background-color="#e8f5e9" fo:padding-left="0cm" fo:padding-right="0cm" fo:padding-top="0cm" fo:padding-bottom="0.265cm" fo:border-left="none" fo:border-right="none" fo:border-top="none" fo:border-bottom="0.06pt solid #dddddd"/>
      <style:text-properties fo:color="#2e8b57" loext:opacity="100%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Preformatted_20_Text">
      <loext:graphic-properties draw:fill="solid" draw:fill-color="#f8f9fa" draw:opacity="100%"/>
      <style:paragraph-properties fo:margin-left="0cm" fo:margin-right="0cm" fo:margin-top="0.265cm" fo:margin-bottom="0.247cm" style:contextual-spacing="false" fo:text-indent="0cm" style:auto-text-indent="false" fo:background-color="#f8f9fa" fo:padding-left="0cm" fo:padding-right="0cm" fo:padding-top="0.397cm" fo:padding-bottom="0.397cm" fo:border-left="none" fo:border-right="none" fo:border-top="0.74pt solid #dddddd" fo:border-bottom="0.74pt solid #dddddd"/>
    </style:style>
    <style:style style:name="P5" style:family="paragraph" style:parent-style-name="Preformatted_20_Text">
      <loext:graphic-properties draw:fill="solid" draw:fill-color="#f8f9fa" draw:opacity="100%"/>
      <style:paragraph-properties fo:margin-top="0.265cm" fo:margin-bottom="0.247cm" style:contextual-spacing="false" fo:background-color="#f8f9fa" fo:padding-left="0cm" fo:padding-right="0cm" fo:padding-top="0.397cm" fo:padding-bottom="0.397cm" fo:border-left="none" fo:border-right="none" fo:border-top="0.74pt solid #dddddd" fo:border-bottom="0.74pt solid #dddddd"/>
    </style:style>
    <style:style style:name="P6" style:family="paragraph" style:parent-style-name="Text_20_body">
      <style:paragraph-properties fo:margin-left="0cm" fo:margin-right="0cm" fo:margin-top="0.794cm" fo:margin-bottom="0.661cm" style:contextual-spacing="false" fo:text-align="justify" style:justify-single-word="false" fo:text-indent="0cm" style:auto-text-indent="false"/>
    </style:style>
    <style:style style:name="T1" style:family="text">
      <style:text-properties fo:font-family="Arial, sans-serif" fo:font-style="normal" fo:font-weight="normal"/>
    </style:style>
    <style:style style:name="T2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3" style:family="text">
      <style:text-properties fo:color="#006400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228b22" loext:opacity="100%" loext:padding-left="0.397cm" loext:padding-right="0cm" loext:padding-top="0cm" loext:padding-bottom="0cm" loext:border-left="3pt solid #2e8b57" loext:border-right="none" loext:border-top="none" loext:border-bottom="none"/>
    </style:style>
    <style:style style:name="T5" style:family="text">
      <style:text-properties loext:padding-left="0.397cm" loext:padding-right="0cm" loext:padding-top="0cm" loext:padding-bottom="0cm" loext:border-left="3pt solid #2e8b57" loext:border-right="none" loext:border-top="none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🎓 <text:span text:style-name="T1">Lista de Exercícios: Variáveis e Operadores</text:span></text:h>
      <text:h text:style-name="P2" text:outline-level="2">Configuração Inicial (Node.js)</text:h>
      <text:p text:style-name="P3">Para ler dados digitados pelo usuário no terminal, usaremos a biblioteca <text:span text:style-name="Source_20_Text"><text:span text:style-name="T2">prompt-sync</text:span></text:span>. Certifique-se de instalá-la e importá-la corretamente antes de começar.</text:p>
      <text:p text:style-name="P4"><text:span text:style-name="Source_20_Text"><text:span text:style-name="T3">// No terminal:</text:span></text:span></text:p>
      <text:p text:style-name="P5"><text:span text:style-name="Source_20_Text"><text:span text:style-name="T3">npm install prompt-sync</text:span></text:span></text:p>
      <text:p text:style-name="P5"/>
      <text:p text:style-name="P5"><text:span text:style-name="Source_20_Text"><text:span text:style-name="T3">// No início do arquivo .js:</text:span></text:span></text:p>
      <text:p text:style-name="P5"><text:span text:style-name="Source_20_Text"><text:span text:style-name="T3">const prompt = require('prompt-sync')();</text:span></text:span></text:p>
      <text:p text:style-name="P5"/>
      <text:p text:style-name="P5"><text:span text:style-name="Source_20_Text"><text:span text:style-name="T3">// Exemplo de leitura convertendo para Número:</text:span></text:span></text:p>
      <text:p text:style-name="P5"><text:span text:style-name="Source_20_Text"><text:span text:style-name="T3">const valor = Number(prompt("Digite um número: "));</text:span></text:span></text:p>
      <text:h text:style-name="P2" text:outline-level="2">🟢 Nível 1: Introdução e Operações Básicas</text:h>
      <text:p text:style-name="P3">Nestes exercícios, foque em criar variáveis corretamente, realizar a leitura de dados (INPUT) e aplicar as quatro operações matemáticas básicas (+, -, *, /).</text:p>
      <text:p text:style-name="P6"><text:span text:style-name="Strong_20_Emphasis"><text:span text:style-name="T4">1. Soma de Dois Números</text:span></text:span><text:span text:style-name="T5"><text:line-break/>Crie um programa que solicite ao usuário dois números inteiros. Armazene-os em variáveis, calcule a soma entre eles e exiba o resultado no console.</text:span></text:p>
      <text:p text:style-name="P4"><text:span text:style-name="Source_20_Text"><text:span text:style-name="T3">Digite o primeiro número: 10</text:span></text:span></text:p>
      <text:p text:style-name="P5"><text:span text:style-name="Source_20_Text"><text:span text:style-name="T3">Digite o segundo número: 5</text:span></text:span></text:p>
      <text:p text:style-name="P5"><text:span text:style-name="Source_20_Text"><text:span text:style-name="T3">---</text:span></text:span></text:p>
      <text:p text:style-name="P5"><text:soft-page-break/><text:span text:style-name="Source_20_Text"><text:span text:style-name="T3">A soma é: 15</text:span></text:span></text:p>
      <text:p text:style-name="P6"><text:span text:style-name="Strong_20_Emphasis"><text:span text:style-name="T4">2. Subtração e Multiplicação</text:span></text:span><text:span text:style-name="T5"><text:line-break/>Peça para o usuário digitar dois números. O programa deve calcular a subtração do primeiro pelo segundo e, em seguida, a multiplicação entre eles. Exiba ambos os resultados.</text:span></text:p>
      <text:p text:style-name="P4"><text:span text:style-name="Source_20_Text"><text:span text:style-name="T3">Digite o número A: 8</text:span></text:span></text:p>
      <text:p text:style-name="P5"><text:span text:style-name="Source_20_Text"><text:span text:style-name="T3">Digite o número B: 3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A subtração é: 5</text:span></text:span></text:p>
      <text:p text:style-name="P5"><text:span text:style-name="Source_20_Text"><text:span text:style-name="T3">A multiplicação é: 24</text:span></text:span></text:p>
      <text:p text:style-name="P6"><text:span text:style-name="Strong_20_Emphasis"><text:span text:style-name="T4">3. Dobro e Triplo</text:span></text:span><text:span text:style-name="T5"><text:line-break/>Leia um número digitado pelo usuário. Crie duas novas variáveis: uma para armazenar o dobro desse número (número * 2) e outra para o triplo (número * 3). Imprima os resultados.</text:span></text:p>
      <text:p text:style-name="P4"><text:span text:style-name="Source_20_Text"><text:span text:style-name="T3">Digite um número: 4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O dobro é 8 e o triplo é 12.</text:span></text:span></text:p>
      <text:p text:style-name="P6"><text:span text:style-name="Strong_20_Emphasis"><text:span text:style-name="T4">4. Calculadora de Média Simples</text:span></text:span><text:span text:style-name="T5"><text:line-break/>Escreva um algoritmo que leia três notas de um aluno (tipo numérico). Calcule a média aritmética somando as três notas e dividindo o total por 3.</text:span></text:p>
      <text:p text:style-name="P4"><text:span text:style-name="Source_20_Text"><text:span text:style-name="T3">Nota 1: 7</text:span></text:span></text:p>
      <text:p text:style-name="P5"><text:span text:style-name="Source_20_Text"><text:span text:style-name="T3">Nota 2: 8.5</text:span></text:span></text:p>
      <text:p text:style-name="P5"><text:span text:style-name="Source_20_Text"><text:span text:style-name="T3">Nota 3: 9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A média final é: 8.166...</text:span></text:span></text:p>
      <text:p text:style-name="P6"><text:soft-page-break/><text:span text:style-name="Strong_20_Emphasis"><text:span text:style-name="T4">5. Área do Quadrado</text:span></text:span><text:span text:style-name="T5"><text:line-break/>Solicite o valor do lado de um quadrado. Calcule a sua área utilizando a fórmula: </text:span><text:span text:style-name="Source_20_Text"><text:span text:style-name="T2">Área = Lado * Lado</text:span></text:span><text:span text:style-name="T5">. Mostre o resultado.</text:span></text:p>
      <text:p text:style-name="P4"><text:span text:style-name="Source_20_Text"><text:span text:style-name="T3">Digite o lado do quadrado: 5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A área do quadrado é: 25</text:span></text:span></text:p>
      <text:p text:style-name="P6"><text:span text:style-name="Strong_20_Emphasis"><text:span text:style-name="T4">6. Conversão de Moeda</text:span></text:span><text:span text:style-name="T5"><text:line-break/>O usuário deve informar a cotação do dólar no dia e um valor em reais (R$) que ele deseja converter. Calcule quantos dólares ele pode comprar com esse valor. (Fórmula: </text:span><text:span text:style-name="Source_20_Text"><text:span text:style-name="T2">Reais / Cotação</text:span></text:span><text:span text:style-name="T5">).</text:span></text:p>
      <text:p text:style-name="P4"><text:span text:style-name="Source_20_Text"><text:span text:style-name="T3">Cotação do Dólar: 5.00</text:span></text:span></text:p>
      <text:p text:style-name="P5"><text:span text:style-name="Source_20_Text"><text:span text:style-name="T3">Valor em Reais: 10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Você pode comprar US$ 20.00</text:span></text:span></text:p>
      <text:p text:style-name="P6"><text:span text:style-name="Strong_20_Emphasis"><text:span text:style-name="T4">7. Reajuste Salarial Simples</text:span></text:span><text:span text:style-name="T5"><text:line-break/>Escreva um algoritmo para ler o salário atual de um funcionário. Considere que ele recebeu um aumento fixo de 15%. Calcule e exiba o novo salário.</text:span></text:p>
      <text:p text:style-name="P4"><text:span text:style-name="Source_20_Text"><text:span text:style-name="T3">Digite o salário atual: 200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O novo salário com 15% de aumento é: R$ 2300</text:span></text:span></text:p>
      <text:p text:style-name="P6"><text:span text:style-name="Strong_20_Emphasis"><text:span text:style-name="T4">8. Antecessor e Sucessor</text:span></text:span><text:span text:style-name="T5"><text:line-break/>Peça um número inteiro ao usuário. Sem alterar a variável original, imprima qual é o número antecessor (número - 1) e qual é o sucessor (número + 1).</text:span></text:p>
      <text:p text:style-name="P4"><text:span text:style-name="Source_20_Text"><text:span text:style-name="T3">Digite um número: 10</text:span></text:span></text:p>
      <text:p text:style-name="P5"><text:soft-page-break/><text:span text:style-name="Source_20_Text"><text:span text:style-name="T3">---</text:span></text:span></text:p>
      <text:p text:style-name="P5"><text:span text:style-name="Source_20_Text"><text:span text:style-name="T3">Antecessor: 9</text:span></text:span></text:p>
      <text:p text:style-name="P5"><text:span text:style-name="Source_20_Text"><text:span text:style-name="T3">Sucessor: 11</text:span></text:span></text:p>
      <text:p text:style-name="P6"><text:span text:style-name="Strong_20_Emphasis"><text:span text:style-name="T4">9. Custo de Abastecimento</text:span></text:span><text:span text:style-name="T5"><text:line-break/>Um motorista deseja encher o tanque do seu carro. Leia o preço do litro da gasolina e a capacidade do tanque (em litros). Calcule quanto custará para encher o tanque totalmente.</text:span></text:p>
      <text:p text:style-name="P4"><text:span text:style-name="Source_20_Text"><text:span text:style-name="T3">Preço do litro (R$): 5.80</text:span></text:span></text:p>
      <text:p text:style-name="P5"><text:span text:style-name="Source_20_Text"><text:span text:style-name="T3">Capacidade do tanque (L): 5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Valor total para encher o tanque: R$ 290.00</text:span></text:span></text:p>
      <text:p text:style-name="P6"><text:span text:style-name="Strong_20_Emphasis"><text:span text:style-name="T4">10. Dias para Horas</text:span></text:span><text:span text:style-name="T5"><text:line-break/>Crie um programa que leia uma quantidade de dias e converta esse valor para horas. (Sabendo que 1 dia tem 24 horas).</text:span></text:p>
      <text:p text:style-name="P4"><text:span text:style-name="Source_20_Text"><text:span text:style-name="T3">Quantidade de dias: 2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Isso corresponde a 48 horas.</text:span></text:span></text:p>
      <text:h text:style-name="P2" text:outline-level="2">🟠 Nível 2: Fórmulas e Múltiplas Etapas</text:h>
      <text:p text:style-name="P3">Aqui os exercícios exigem o uso de fórmulas um pouco mais elaboradas, uso de parênteses para prioridade matemática ou múltiplas variáveis.</text:p>
      <text:p text:style-name="P6"><text:span text:style-name="Strong_20_Emphasis"><text:span text:style-name="T4">11. Custo de Viagem</text:span></text:span><text:span text:style-name="T5"><text:line-break/>Desenvolva um algoritmo que leia a distância de uma viagem em km, o consumo médio do veículo (km/l) e o preço do combustível. Primeiro encontre quantos litros serão gastos (distância / consumo) e depois multiplique pelo preço.</text:span></text:p>
      <text:p text:style-name="P4"><text:soft-page-break/><text:span text:style-name="Source_20_Text"><text:span text:style-name="T3">Distância (km): 300</text:span></text:span></text:p>
      <text:p text:style-name="P5"><text:span text:style-name="Source_20_Text"><text:span text:style-name="T3">Consumo (km/l): 10</text:span></text:span></text:p>
      <text:p text:style-name="P5"><text:span text:style-name="Source_20_Text"><text:span text:style-name="T3">Preço (R$): 5.5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Custo total da viagem: R$ 165.00</text:span></text:span></text:p>
      <text:p text:style-name="P6"><text:span text:style-name="Strong_20_Emphasis"><text:span text:style-name="T4">12. Área do Triângulo</text:span></text:span><text:span text:style-name="T5"><text:line-break/>Leia os valores da base e da altura de um triângulo. Calcule a área usando a fórmula: </text:span><text:span text:style-name="Source_20_Text"><text:span text:style-name="T2">Area = (Base * Altura) / 2</text:span></text:span><text:span text:style-name="T5">.</text:span></text:p>
      <text:p text:style-name="P4"><text:span text:style-name="Source_20_Text"><text:span text:style-name="T3">Base: 10</text:span></text:span></text:p>
      <text:p text:style-name="P5"><text:span text:style-name="Source_20_Text"><text:span text:style-name="T3">Altura: 5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A área do triângulo é: 25</text:span></text:span></text:p>
      <text:p text:style-name="P6"><text:span text:style-name="Strong_20_Emphasis"><text:span text:style-name="T4">13. Cálculo de Desconto Personalizado</text:span></text:span><text:span text:style-name="T5"><text:line-break/>Leia o preço de um produto e a porcentagem de desconto que será aplicada. Calcule o valor do desconto em reais e subtraia do preço original para mostrar o preço final.</text:span></text:p>
      <text:p text:style-name="P4"><text:span text:style-name="Source_20_Text"><text:span text:style-name="T3">Preço do produto: 150</text:span></text:span></text:p>
      <text:p text:style-name="P5"><text:span text:style-name="Source_20_Text"><text:span text:style-name="T3">Porcentagem de desconto (%): 1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Valor do desconto: R$ 15.00</text:span></text:span></text:p>
      <text:p text:style-name="P5"><text:span text:style-name="Source_20_Text"><text:span text:style-name="T3">Preço final: R$ 135.00</text:span></text:span></text:p>
      <text:p text:style-name="P6"><text:span text:style-name="Strong_20_Emphasis"><text:span text:style-name="T4">14. Conversão de Temperatura (C para F)</text:span></text:span><text:span text:style-name="T5"><text:line-break/>Leia uma temperatura em graus Celsius. Converta e exiba em Fahrenheit usando a fórmula: </text:span><text:span text:style-name="Source_20_Text"><text:span text:style-name="T2">F = (C * 9/5) + 32</text:span></text:span><text:span text:style-name="T5">.</text:span></text:p>
      <text:p text:style-name="P4"><text:soft-page-break/><text:span text:style-name="Source_20_Text"><text:span text:style-name="T3">Temperatura em Celsius: 2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Equivale a 68 Fahrenheit.</text:span></text:span></text:p>
      <text:p text:style-name="P6"><text:span text:style-name="Strong_20_Emphasis"><text:span text:style-name="T4">15. Perímetro do Retângulo</text:span></text:span><text:span text:style-name="T5"><text:line-break/>Leia a largura e a altura de um retângulo. Calcule o perímetro (soma de todos os lados) usando a fórmula: </text:span><text:span text:style-name="Source_20_Text"><text:span text:style-name="T2">2 * (Largura + Altura)</text:span></text:span><text:span text:style-name="T5">.</text:span></text:p>
      <text:p text:style-name="P4"><text:span text:style-name="Source_20_Text"><text:span text:style-name="T3">Largura: 10</text:span></text:span></text:p>
      <text:p text:style-name="P5"><text:span text:style-name="Source_20_Text"><text:span text:style-name="T3">Altura: 5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O perímetro é: 30</text:span></text:span></text:p>
      <text:p text:style-name="P6"><text:span text:style-name="Strong_20_Emphasis"><text:span text:style-name="T4">16. Volume de uma Caixa</text:span></text:span><text:span text:style-name="T5"><text:line-break/>Para calcular o volume de uma caixa retangular, leia o comprimento, a largura e a altura. Multiplique as três dimensões.</text:span></text:p>
      <text:p text:style-name="P4"><text:span text:style-name="Source_20_Text"><text:span text:style-name="T3">Comprimento: 5</text:span></text:span></text:p>
      <text:p text:style-name="P5"><text:span text:style-name="Source_20_Text"><text:span text:style-name="T3">Largura: 3</text:span></text:span></text:p>
      <text:p text:style-name="P5"><text:span text:style-name="Source_20_Text"><text:span text:style-name="T3">Altura: 2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O volume é: 30</text:span></text:span></text:p>
      <text:p text:style-name="P6"><text:span text:style-name="Strong_20_Emphasis"><text:span text:style-name="T4">17. Cálculo do IMC</text:span></text:span><text:span text:style-name="T5"><text:line-break/>Leia o peso (kg) e a altura (m) de uma pessoa. Calcule o Índice de Massa Corporal: </text:span><text:span text:style-name="Source_20_Text"><text:span text:style-name="T2">IMC = Peso / (Altura * Altura)</text:span></text:span><text:span text:style-name="T5">.</text:span></text:p>
      <text:p text:style-name="P4"><text:span text:style-name="Source_20_Text"><text:span text:style-name="T3">Peso (kg): 70</text:span></text:span></text:p>
      <text:p text:style-name="P5"><text:span text:style-name="Source_20_Text"><text:span text:style-name="T3">Altura (m): 1.75</text:span></text:span></text:p>
      <text:p text:style-name="P5"><text:soft-page-break/><text:span text:style-name="Source_20_Text"><text:span text:style-name="T3">---</text:span></text:span></text:p>
      <text:p text:style-name="P5"><text:span text:style-name="Source_20_Text"><text:span text:style-name="T3">Seu IMC é: 22.857...</text:span></text:span></text:p>
      <text:p text:style-name="P6"><text:span text:style-name="Strong_20_Emphasis"><text:span text:style-name="T4">18. Média Ponderada</text:span></text:span><text:span text:style-name="T5"><text:line-break/>Calcule a média de um aluno considerando pesos. Leia a Nota A (peso 2) e a Nota B (peso 3). A fórmula é: </text:span><text:span text:style-name="Source_20_Text"><text:span text:style-name="T2">(NotaA * 2 + NotaB * 3) / 5</text:span></text:span><text:span text:style-name="T5">.</text:span></text:p>
      <text:p text:style-name="P4"><text:span text:style-name="Source_20_Text"><text:span text:style-name="T3">Nota A: 6</text:span></text:span></text:p>
      <text:p text:style-name="P5"><text:span text:style-name="Source_20_Text"><text:span text:style-name="T3">Nota B: 8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Média Ponderada: 7.2</text:span></text:span></text:p>
      <text:p text:style-name="P6"><text:span text:style-name="Strong_20_Emphasis"><text:span text:style-name="T4">19. Troca de Valores (Swap)</text:span></text:span><text:span text:style-name="T5"><text:line-break/>Leia duas variáveis, A e B. O objetivo é trocar os valores, de forma que A passe a valer o que B valia, e vice-versa. (Dica: use uma variável auxiliar `temp`).</text:span></text:p>
      <text:p text:style-name="P4"><text:span text:style-name="Source_20_Text"><text:span text:style-name="T3">Valor A: 10</text:span></text:span></text:p>
      <text:p text:style-name="P5"><text:span text:style-name="Source_20_Text"><text:span text:style-name="T3">Valor B: 2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Após a troca: A = 20, B = 10</text:span></text:span></text:p>
      <text:p text:style-name="P6"><text:span text:style-name="Strong_20_Emphasis"><text:span text:style-name="T4">20. Raízes de Segundo Grau (Delta)</text:span></text:span><text:span text:style-name="T5"><text:line-break/>Dada uma equação </text:span><text:span text:style-name="Source_20_Text"><text:span text:style-name="T2">ax² + bx + c</text:span></text:span><text:span text:style-name="T5">, leia os valores de a, b e c. Calcule apenas o valor de Delta (discriminante) usando a fórmula: </text:span><text:span text:style-name="Source_20_Text"><text:span text:style-name="T2">Delta = b² - 4.a.c</text:span></text:span><text:span text:style-name="T5">. (Use b*b para o quadrado).</text:span></text:p>
      <text:p text:style-name="P4"><text:span text:style-name="Source_20_Text"><text:span text:style-name="T3">Valor de a: 1</text:span></text:span></text:p>
      <text:p text:style-name="P5"><text:span text:style-name="Source_20_Text"><text:span text:style-name="T3">Valor de b: -3</text:span></text:span></text:p>
      <text:p text:style-name="P5"><text:span text:style-name="Source_20_Text"><text:span text:style-name="T3">Valor de c: 2</text:span></text:span></text:p>
      <text:p text:style-name="P5"><text:soft-page-break/><text:span text:style-name="Source_20_Text"><text:span text:style-name="T3">---</text:span></text:span></text:p>
      <text:p text:style-name="P5"><text:span text:style-name="Source_20_Text"><text:span text:style-name="T3">O Delta é: 1</text:span></text:span></text:p>
      <text:h text:style-name="P2" text:outline-level="2">🔴 Nível 3: Lógica e Cenários Complexos</text:h>
      <text:p text:style-name="P6"><text:span text:style-name="Strong_20_Emphasis"><text:span text:style-name="T4">21. Custo Final do Carro</text:span></text:span><text:span text:style-name="T5"><text:line-break/>O custo ao consumidor de um carro novo é a soma do custo de fábrica com a porcentagem do distribuidor (28%) e dos impostos (45%). Leia o custo de fábrica e escreva o custo final.</text:span></text:p>
      <text:p text:style-name="P4"><text:span text:style-name="Source_20_Text"><text:span text:style-name="T3">Custo de Fábrica: 4000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Custo Final: R$ 69200</text:span></text:span></text:p>
      <text:p text:style-name="P6"><text:span text:style-name="Strong_20_Emphasis"><text:span text:style-name="T4">22. Divisão de Conta com Gorjeta</text:span></text:span><text:span text:style-name="T5"><text:line-break/>Leia o valor total de uma conta de restaurante, a porcentagem da gorjeta (ex: 10%) e o número de pessoas na mesa. Calcule quanto cada pessoa deve pagar considerando a gorjeta.</text:span></text:p>
      <text:p text:style-name="P4"><text:span text:style-name="Source_20_Text"><text:span text:style-name="T3">Valor conta: 200</text:span></text:span></text:p>
      <text:p text:style-name="P5"><text:span text:style-name="Source_20_Text"><text:span text:style-name="T3">Gorjeta (%): 10</text:span></text:span></text:p>
      <text:p text:style-name="P5"><text:span text:style-name="Source_20_Text"><text:span text:style-name="T3">Pessoas: 4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Total com gorjeta: 220</text:span></text:span></text:p>
      <text:p text:style-name="P5"><text:span text:style-name="Source_20_Text"><text:span text:style-name="T3">Cada um paga: 55</text:span></text:span></text:p>
      <text:p text:style-name="P6"><text:span text:style-name="Strong_20_Emphasis"><text:span text:style-name="T4">23. Idade em Dias</text:span></text:span><text:span text:style-name="T5"><text:line-break/>Leia a idade de uma pessoa expressa em anos, meses e dias (três variáveis diferentes) e mostre-a expressa apenas em dias. Considere ano = 365 dias e mês = 30 dias.</text:span></text:p>
      <text:p text:style-name="P4"><text:soft-page-break/><text:span text:style-name="Source_20_Text"><text:span text:style-name="T3">Anos: 2</text:span></text:span></text:p>
      <text:p text:style-name="P5"><text:span text:style-name="Source_20_Text"><text:span text:style-name="T3">Meses: 3</text:span></text:span></text:p>
      <text:p text:style-name="P5"><text:span text:style-name="Source_20_Text"><text:span text:style-name="T3">Dias: 1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Total em dias: 830</text:span></text:span></text:p>
      <text:p text:style-name="P6"><text:span text:style-name="Strong_20_Emphasis"><text:span text:style-name="T4">24. Salário do Vendedor Completo</text:span></text:span><text:span text:style-name="T5"><text:line-break/>Uma revendedora paga a seus vendedores um salário fixo, mais uma comissão fixa por carro vendido, mais 5% sobre o valor total das vendas. Leia: salário fixo, valor por carro, número de carros vendidos e total de vendas. Calcule o salário final.</text:span></text:p>
      <text:p text:style-name="P4"><text:span text:style-name="Source_20_Text"><text:span text:style-name="T3">Salário Fixo: 1000</text:span></text:span></text:p>
      <text:p text:style-name="P5"><text:span text:style-name="Source_20_Text"><text:span text:style-name="T3">Comissão por carro: 50</text:span></text:span></text:p>
      <text:p text:style-name="P5"><text:span text:style-name="Source_20_Text"><text:span text:style-name="T3">Carros vendidos: 2</text:span></text:span></text:p>
      <text:p text:style-name="P5"><text:span text:style-name="Source_20_Text"><text:span text:style-name="T3">Total Vendas: 2000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Salário Final: R$ 2100</text:span></text:span></text:p>
      <text:p text:style-name="P6"><text:span text:style-name="Strong_20_Emphasis"><text:span text:style-name="T4">25. Conversor de Dias (Desafio do Módulo %)</text:span></text:span><text:span text:style-name="T5"><text:line-break/>Faça o inverso do exercício 23. Leia um valor total em dias (ex: 400) e calcule quantos Anos, Meses e Dias isso representa. (Use o operador </text:span><text:span text:style-name="Source_20_Text"><text:span text:style-name="T2">%</text:span></text:span><text:span text:style-name="T5"> para pegar o resto da divisão e a função </text:span><text:span text:style-name="Source_20_Text"><text:span text:style-name="T2">Math.floor()</text:span></text:span><text:span text:style-name="T5"> para pegar a parte inteira da divisão).</text:span></text:p>
      <text:p text:style-name="P4"><text:span text:style-name="Source_20_Text"><text:span text:style-name="T3">Total dias: 400</text:span></text:span></text:p>
      <text:p text:style-name="P5"><text:span text:style-name="Source_20_Text"><text:span text:style-name="T3">---</text:span></text:span></text:p>
      <text:p text:style-name="P5"><text:span text:style-name="Source_20_Text"><text:span text:style-name="T3">1 ano(s), 1 mês(es) e 5 dia(s)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4T22:28:24.968037400</meta:creation-date>
    <dc:date>2026-04-04T22:28:43.465137100</dc:date>
    <meta:editing-duration>PT18S</meta:editing-duration>
    <meta:editing-cycles>1</meta:editing-cycles>
    <meta:document-statistic meta:table-count="0" meta:image-count="0" meta:object-count="0" meta:page-count="9" meta:paragraph-count="143" meta:word-count="1321" meta:character-count="7050" meta:non-whitespace-character-count="5874"/>
    <meta:generator>LibreOffice/26.2.2.2$Windows_X86_64 LibreOffice_project/1f77d10d6938fd34972958f64b2bcfa54f8b1ba5</meta:generator>
  </office:meta>
</office:document-meta>
</file>